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00000000F88A725AFCA06D7C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writing-mode="page"/>
    </style:style>
    <style:style style:name="Tableau2.A" style:family="table-column">
      <style:table-column-properties style:column-width="5.893cm" style:rel-column-width="15029*"/>
    </style:style>
    <style:style style:name="Tableau2.B" style:family="table-column">
      <style:table-column-properties style:column-width="7.789cm" style:rel-column-width="19865*"/>
    </style:style>
    <style:style style:name="Tableau2.C" style:family="table-column">
      <style:table-column-properties style:column-width="1.565cm" style:rel-column-width="3991*"/>
    </style:style>
    <style:style style:name="Tableau2.D" style:family="table-column">
      <style:table-column-properties style:column-width="10.451cm" style:rel-column-width="26650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1" style:family="table">
      <style:table-properties style:width="24.619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53cm" style:rel-column-width="8126*"/>
    </style:style>
    <style:style style:name="Table1.B" style:family="table-column">
      <style:table-column-properties style:column-width="3.073cm" style:rel-column-width="8179*"/>
    </style:style>
    <style:style style:name="Table1.C" style:family="table-column">
      <style:table-column-properties style:column-width="3.099cm" style:rel-column-width="8251*"/>
    </style:style>
    <style:style style:name="Table1.E" style:family="table-column">
      <style:table-column-properties style:column-width="3.108cm" style:rel-column-width="8272*"/>
    </style:style>
    <style:style style:name="Table1.H" style:family="table-column">
      <style:table-column-properties style:column-width="3.069cm" style:rel-column-width="8170*"/>
    </style:style>
    <style:style style:name="Table1.1" style:family="table-row">
      <style:table-row-properties style:min-row-height="0.485cm"/>
    </style:style>
    <style:style style:name="Table1.A1" style:family="table-cell">
      <style:table-cell-properties style:vertical-align="" fo:background-color="#ffffff" fo:padding="0.097cm" fo:border-left="1pt solid #660066" fo:border-right="none" fo:border-top="1pt solid #660066" fo:border-bottom="none">
        <style:background-image/>
      </style:table-cell-properties>
    </style:style>
    <style:style style:name="Table1.B1" style:family="table-cell">
      <style:table-cell-properties style:vertical-align="" fo:background-color="#c57d7d" fo:padding="0.097cm" fo:border-left="1pt solid #660066" fo:border-right="none" fo:border-top="1pt solid #660066" fo:border-bottom="1pt solid #660066">
        <style:background-image/>
      </style:table-cell-properties>
    </style:style>
    <style:style style:name="Table1.H1" style:family="table-cell">
      <style:table-cell-properties style:vertical-align="" fo:background-color="#c57d7d" fo:padding="0.097cm" fo:border="1pt solid #660066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1" officeooo:rsid="0094f0d8" officeooo:paragraph-rsid="00ed28f9"/>
    </style:style>
    <style:style style:name="P16" style:family="paragraph" style:parent-style-name="Table_20_Contents">
      <style:text-properties style:font-name="Arial1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text-properties style:font-name="Arial" officeooo:rsid="0054d877" officeooo:paragraph-rsid="0054d877" style:font-size-asian="10.5pt"/>
    </style:style>
    <style:style style:name="P25" style:family="paragraph" style:parent-style-name="Table_20_Contents">
      <style:text-properties style:font-name="Arial" officeooo:rsid="0054d877" officeooo:paragraph-rsid="0055efe6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7" style:family="paragraph" style:parent-style-name="Table_20_Contents">
      <style:text-properties style:font-name="Arial" officeooo:rsid="0097ced6" officeooo:paragraph-rsid="0097ced6" style:font-size-asian="10.5pt"/>
    </style:style>
    <style:style style:name="P28" style:family="paragraph" style:parent-style-name="Table_20_Contents">
      <style:text-properties style:font-name="Arial" officeooo:rsid="00e731cf" officeooo:paragraph-rsid="00e731cf" style:font-size-asian="10.5pt"/>
    </style:style>
    <style:style style:name="P29" style:family="paragraph" style:parent-style-name="Table_20_Contents">
      <style:text-properties style:font-name="Arial" officeooo:rsid="00e7990d" officeooo:paragraph-rsid="00e7990d" style:font-size-asian="10.5pt"/>
    </style:style>
    <style:style style:name="P30" style:family="paragraph" style:parent-style-name="Table_20_Contents">
      <style:text-properties style:font-name="Arial" officeooo:rsid="0055efe6" officeooo:paragraph-rsid="0055efe6" style:font-size-asian="10.5pt"/>
    </style:style>
    <style:style style:name="P31" style:family="paragraph" style:parent-style-name="Table_20_Contents">
      <style:text-properties style:font-name="Arial" officeooo:rsid="00a0fdce" officeooo:paragraph-rsid="00a0fdce" style:font-size-asian="10.5pt"/>
    </style:style>
    <style:style style:name="P32" style:family="paragraph" style:parent-style-name="Table_20_Contents">
      <style:text-properties style:font-name="Arial" officeooo:rsid="00a2d370" officeooo:paragraph-rsid="00a2d370" style:font-size-asian="10.5pt"/>
    </style:style>
    <style:style style:name="P33" style:family="paragraph" style:parent-style-name="Table_20_Contents">
      <style:text-properties style:font-name="Arial" officeooo:rsid="00ebb8f7" officeooo:paragraph-rsid="00ed28f9" style:font-size-asian="10.5pt"/>
    </style:style>
    <style:style style:name="P34" style:family="paragraph" style:parent-style-name="Table_20_Contents">
      <style:text-properties style:font-name="Arial" officeooo:rsid="00f63f28" officeooo:paragraph-rsid="00ed28f9" style:font-size-asian="10.5pt"/>
    </style:style>
    <style:style style:name="P35" style:family="paragraph" style:parent-style-name="Table_20_Contents">
      <style:text-properties style:font-name="Arial" officeooo:rsid="00ee45a9" officeooo:paragraph-rsid="00ed28f9" style:font-size-asian="10.5pt"/>
    </style:style>
    <style:style style:name="P36" style:family="paragraph" style:parent-style-name="Table_20_Contents">
      <style:text-properties style:font-name="Arial" officeooo:rsid="00ed433d" officeooo:paragraph-rsid="00ed28f9" style:font-size-asian="10.5pt"/>
    </style:style>
    <style:style style:name="P37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8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9" style:family="paragraph" style:parent-style-name="Text_20_body">
      <style:text-properties officeooo:paragraph-rsid="00ed28f9"/>
    </style:style>
    <style:style style:name="P40" style:family="paragraph" style:parent-style-name="Text_20_body">
      <style:text-properties officeooo:rsid="00d50e1b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3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76639a" officeooo:paragraph-rsid="00fb4e94" fo:background-color="transparent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115%" fo:text-align="center" style:justify-single-word="false"/>
      <style:text-properties fo:color="#000000" style:font-name="Arial Black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52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53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4" style:family="paragraph" style:parent-style-name="Heading_20_1" style:list-style-name="Numbering_20_1">
      <style:text-properties officeooo:paragraph-rsid="00ed28f9"/>
    </style:style>
    <style:style style:name="P55" style:family="paragraph" style:parent-style-name="Heading_20_1" style:list-style-name="Numbering_20_1">
      <style:text-properties officeooo:rsid="00fa507c" officeooo:paragraph-rsid="00fa507c"/>
    </style:style>
    <style:style style:name="P56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57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8" style:family="paragraph" style:parent-style-name="Heading_20_1" style:list-style-name="Numbering_20_1">
      <style:paragraph-properties fo:break-before="page"/>
    </style:style>
    <style:style style:name="P59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0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P61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62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63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64" style:family="paragraph" style:parent-style-name="Text_20_body">
      <style:paragraph-properties fo:margin-top="0cm" fo:margin-bottom="0cm" loext:contextual-spacing="false"/>
      <style:text-properties officeooo:rsid="00a83f06" officeooo:paragraph-rsid="00fa507c"/>
    </style:style>
    <style:style style:name="P65" style:family="paragraph" style:parent-style-name="Text_20_body">
      <style:paragraph-properties fo:margin-top="0cm" fo:margin-bottom="0cm" loext:contextual-spacing="false"/>
      <style:text-properties officeooo:rsid="00a83f06" officeooo:paragraph-rsid="00fc4dd8"/>
    </style:style>
    <style:style style:name="P6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6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6969e6" style:font-weight-asian="normal" style:font-weight-complex="normal"/>
    </style:style>
    <style:style style:name="T5" style:family="text">
      <style:text-properties officeooo:rsid="0055efe6"/>
    </style:style>
    <style:style style:name="T6" style:family="text">
      <style:text-properties officeooo:rsid="005adb1d"/>
    </style:style>
    <style:style style:name="T7" style:family="text">
      <style:text-properties officeooo:rsid="005c0f65"/>
    </style:style>
    <style:style style:name="T8" style:family="text">
      <style:text-properties officeooo:rsid="00614f72"/>
    </style:style>
    <style:style style:name="T9" style:family="text">
      <style:text-properties officeooo:rsid="0061d72b"/>
    </style:style>
    <style:style style:name="T10" style:family="text">
      <style:text-properties officeooo:rsid="00650dbb"/>
    </style:style>
    <style:style style:name="T11" style:family="text">
      <style:text-properties officeooo:rsid="006d278d"/>
    </style:style>
    <style:style style:name="T12" style:family="text">
      <style:text-properties officeooo:rsid="00730371"/>
    </style:style>
    <style:style style:name="T13" style:family="text">
      <style:text-properties officeooo:rsid="00dac0f2"/>
    </style:style>
    <style:style style:name="T14" style:family="text">
      <style:text-properties officeooo:rsid="00e67cab"/>
    </style:style>
    <style:style style:name="T15" style:family="text">
      <style:text-properties style:font-name="Arial1" officeooo:rsid="00bd7a51"/>
    </style:style>
    <style:style style:name="T16" style:family="text">
      <style:text-properties style:font-name="Arial1" officeooo:rsid="00f2dd56"/>
    </style:style>
    <style:style style:name="T17" style:family="text">
      <style:text-properties style:font-name="Arial1" officeooo:rsid="00bec504"/>
    </style:style>
    <style:style style:name="T18" style:family="text">
      <style:text-properties style:font-name="Arial1" officeooo:rsid="007d4de9"/>
    </style:style>
    <style:style style:name="T19" style:family="text">
      <style:text-properties style:font-name="Arial1" officeooo:rsid="00826f41"/>
    </style:style>
    <style:style style:name="T20" style:family="text">
      <style:text-properties officeooo:rsid="00a8da83"/>
    </style:style>
    <style:style style:name="T21" style:family="text">
      <style:text-properties officeooo:rsid="00f73a20"/>
    </style:style>
    <style:style style:name="T22" style:family="text">
      <style:text-properties officeooo:rsid="00ed9128"/>
    </style:style>
    <style:style style:name="T23" style:family="text">
      <style:text-properties officeooo:rsid="00cfebe2"/>
    </style:style>
    <style:style style:name="T24" style:family="text">
      <style:text-properties officeooo:rsid="00f58c9d"/>
    </style:style>
    <style:style style:name="T25" style:family="text">
      <style:text-properties officeooo:rsid="00f5ca37"/>
    </style:style>
    <style:style style:name="T26" style:family="text">
      <style:text-properties officeooo:rsid="00f7bea7"/>
    </style:style>
    <style:style style:name="T27" style:family="text">
      <style:text-properties officeooo:rsid="00fa507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7">Plan de prévention simplifié</text:p>
      <text:p text:style-name="P38"/>
      <text:list xml:id="list148345006" text:style-name="Numbering_20_1">
        <text:list-header>
          <text:p text:style-name="P61">Titre  : {titre_prevention} - {unique_identifier}</text:p>
          <text:p text:style-name="P62">Raison : <text:span text:style-name="T13">{raison_du_plan_de_prevention}</text:span></text:p>
          <text:p text:style-name="P52"/>
        </text:list-header>
        <text:list-item>
          <text:h text:style-name="P54" text:outline-level="1">Numéro<text:span text:style-name="T11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54227194784526" text:continue-numbering="true" text:style-name="Numbering_20_1">
        <text:list-item>
          <text:h text:style-name="P56" text:outline-level="1">Moyens <text:span text:style-name="T9">généraux </text:span>mis à disposition</text:h>
        </text:list-item>
      </text:list>
      <text:p text:style-name="P3">{moyen_generaux_mis_disposition}</text:p>
      <text:list xml:id="list154226756584353" text:continue-numbering="true" text:style-name="Numbering_20_1">
        <text:list-item>
          <text:h text:style-name="P54" text:outline-level="1">Consignes Générales</text:h>
        </text:list-item>
      </text:list>
      <text:p text:style-name="P63">{consigne_generale}</text:p>
      <text:p text:style-name="P63"/>
      <text:list xml:id="list154228535583397" text:continue-numbering="true" text:style-name="Numbering_20_1">
        <text:list-item>
          <text:h text:style-name="P55" text:outline-level="1">Premiers secours</text:h>
        </text:list-item>
      </text:list>
      <text:p text:style-name="P65">{<text:span text:style-name="T27">premiers_secours</text:span>}</text:p>
      <text:p text:style-name="P64"/>
      <text:list xml:id="list154228522216041" text:continue-numbering="true" text:style-name="Numbering_20_1">
        <text:list-item>
          <text:h text:style-name="P57" text:outline-level="1">Intervention</text:h>
        </text:list-item>
      </text:list>
      <text:p text:style-name="P47"><text:span text:style-name="T15">Ce</text:span><text:span text:style-name="T16"> plan débute le : </text:span><text:span text:style-name="T18">{date_start_intervention_PPP}</text:span><text:span text:style-name="T16"> et fini</text:span><text:span text:style-name="T17">t</text:span><text:span text:style-name="T16"> le : </text:span><text:span text:style-name="T19">{date_end_intervention_PPP}</text:span></text:p>
      <text:p text:style-name="P47"><text:span text:style-name="T19"/></text:p>
      <text:p text:style-name="P66">Les interventions se dérouleront aux horaires suivants :</text:p>
      <text:p text:style-name="P6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51"/>
          </table:table-cell>
          <table:table-cell table:style-name="Table1.B1" office:value-type="string">
            <text:p text:style-name="P50">Lundi</text:p>
          </table:table-cell>
          <table:table-cell table:style-name="Table1.B1" office:value-type="string">
            <text:p text:style-name="P50">Mardi</text:p>
          </table:table-cell>
          <table:table-cell table:style-name="Table1.B1" office:value-type="string">
            <text:p text:style-name="P50">Mercredi</text:p>
          </table:table-cell>
          <table:table-cell table:style-name="Table1.B1" office:value-type="string">
            <text:p text:style-name="P50">Jeudi</text:p>
          </table:table-cell>
          <table:table-cell table:style-name="Table1.B1" office:value-type="string">
            <text:p text:style-name="P50">Vendredi</text:p>
          </table:table-cell>
          <table:table-cell table:style-name="Table1.B1" office:value-type="string">
            <text:p text:style-name="P50">Samedi</text:p>
          </table:table-cell>
          <table:table-cell table:style-name="Table1.H1" office:value-type="string">
            <text:p text:style-name="P50">Dimanche</text:p>
          </table:table-cell>
        </table:table-row>
        <table:table-row table:style-name="Table1.2">
          <table:table-cell table:style-name="Table1.A2" office:value-type="string">
            <text:p text:style-name="P50">Matin</text:p>
          </table:table-cell>
          <table:table-cell table:style-name="Table1.B2" office:value-type="string">
            <text:p text:style-name="P48">{lundi_matin}</text:p>
          </table:table-cell>
          <table:table-cell table:style-name="Table1.C2" office:value-type="string">
            <text:p text:style-name="P48">{mardi_matin}</text:p>
          </table:table-cell>
          <table:table-cell table:style-name="Table1.D2" office:value-type="string">
            <text:p text:style-name="P48">{mercredi_matin}</text:p>
          </table:table-cell>
          <table:table-cell table:style-name="Table1.E2" office:value-type="string">
            <text:p text:style-name="P48">{jeudi_matin}</text:p>
          </table:table-cell>
          <table:table-cell table:style-name="Table1.F2" office:value-type="string">
            <text:p text:style-name="P48">{vendredi_matin}</text:p>
          </table:table-cell>
          <table:table-cell table:style-name="Table1.G2" office:value-type="string">
            <text:p text:style-name="P48">{samedi_matin}</text:p>
          </table:table-cell>
          <table:table-cell table:style-name="Table1.H2" office:value-type="string">
            <text:p text:style-name="P48">{dimanche_matin}</text:p>
          </table:table-cell>
        </table:table-row>
        <table:table-row table:style-name="Table1.3">
          <table:table-cell table:style-name="Table1.A3" office:value-type="string">
            <text:p text:style-name="P49">Après-midi</text:p>
          </table:table-cell>
          <table:table-cell table:style-name="Table1.B3" office:value-type="string">
            <text:p text:style-name="P48">{lundi_aprem}</text:p>
          </table:table-cell>
          <table:table-cell table:style-name="Table1.C3" office:value-type="string">
            <text:p text:style-name="P48">{mardi_aprem}</text:p>
          </table:table-cell>
          <table:table-cell table:style-name="Table1.D3" office:value-type="string">
            <text:p text:style-name="P48">{mercredi_aprem}</text:p>
          </table:table-cell>
          <table:table-cell table:style-name="Table1.E3" office:value-type="string">
            <text:p text:style-name="P48">{jeudi_aprem}</text:p>
          </table:table-cell>
          <table:table-cell table:style-name="Table1.F3" office:value-type="string">
            <text:p text:style-name="P48">{vendredi_aprem}</text:p>
          </table:table-cell>
          <table:table-cell table:style-name="Table1.G3" office:value-type="string">
            <text:p text:style-name="P48">{samedi_aprem}</text:p>
          </table:table-cell>
          <table:table-cell table:style-name="Table1.H3" office:value-type="string">
            <text:p text:style-name="P48">{dimanche_aprem}</text:p>
          </table:table-cell>
        </table:table-row>
      </table:table>
      <text:p text:style-name="P53"/>
      <text:p text:style-name="P46">Vous avez prévu <text:span text:style-name="T23">{interventions_info} </text:span>pour ce plan de prévention, vous trouverez ci-apr<text:span text:style-name="T25">è</text:span>s le détails des actions que vous avez prévu<text:span text:style-name="T24">es</text:span>, les risques engendrés et les moyens de préventions mis en œuvre.</text:p>
      <text:p text:style-name="P4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1" text:note-class="footnote"><text:note-citation>1</text:note-citation><text:note-body><text:p text:style-name="P41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0">Site</text:span><text:span text:style-name="T10"><text:note text:id="ftn2" text:note-class="footnote"><text:note-citation>2</text:note-citation><text:note-body><text:p text:style-name="P41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8">des actions réalisées</text:span><text:span text:style-name="T8"><text:note text:id="ftn3" text:note-class="footnote"><text:note-citation>3</text:note-citation><text:note-body><text:p text:style-name="P41"><text:span text:style-name="T12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0">engendré</text:span><text:span text:style-name="T10"><text:note text:id="ftn4" text:note-class="footnote"><text:note-citation>4</text:note-citation><text:note-body><text:p text:style-name="P41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5" text:note-class="footnote"><text:note-citation>5</text:note-citation><text:note-body><text:p text:style-name="P42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6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5">{risk}</text:p>
          </table:table-cell>
          <table:table-cell table:style-name="Tableau5.E2" office:value-type="string">
            <text:p text:style-name="P6"><text:span text:style-name="T20">{prevention}</text:span>[!-- END row.interventions --]</text:p>
          </table:table-cell>
        </table:table-row>
      </table:table>
      <text:p text:style-name="P7"/>
      <text:h text:style-name="P60" text:outline-level="1"/>
      <text:list xml:id="list154227191712252" text:continue-numbering="true" text:style-name="Numbering_20_1">
        <text:list-item>
          <text:h text:style-name="P59" text:outline-level="1">Informations <text:span text:style-name="T11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7">entreprise</text:span> <text:span text:style-name="T6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4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4">{society_postcode}</text:p>
          </table:table-cell>
          <table:table-cell table:style-name="Tableau2.A3" office:value-type="string">
            <text:p text:style-name="P33">Ville</text:p>
          </table:table-cell>
          <table:table-cell table:style-name="Tableau2.D3" office:value-type="string">
            <text:p text:style-name="P34">{society_town}</text:p>
          </table:table-cell>
        </table:table-row>
      </table:table>
      <text:p text:style-name="P3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IdIntervenant<text:note text:id="ftn6" text:note-class="footnote"><text:note-citation>6</text:note-citation><text:note-body><text:p text:style-name="P43">Identifiant unique de l’intervenant pour ce plan de prévention</text:p></text:note-body></text:note></text:p>
          </table:table-cell>
          <table:table-cell table:style-name="Tableau3.B1" office:value-type="string">
            <text:p text:style-name="P36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1">{id}</text:span></text:p>
          </table:table-cell>
          <table:table-cell table:style-name="Tableau3.B2" office:value-type="string">
            <text:p text:style-name="P22">{name}, {lastname}, <text:span text:style-name="T14">{phone}, </text:span>{mail}[!-- END row.intervenants --]</text:p>
          </table:table-cell>
        </table:table-row>
      </table:table>
      <text:p text:style-name="P44"/>
      <text:p text:style-name="P44"><text:span text:style-name="T22">Nombre d’intervenants pour ce plan de prévention : </text:span>{intervenants_info}</text:p>
      <text:p text:style-name="P44"/>
      <text:p text:style-name="P44"/>
      <text:list xml:id="list154227154597150" text:continue-numbering="true" text:style-name="Numbering_20_1">
        <text:list-item>
          <text:h text:style-name="P58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6">Responsable Entreprise Utilisatrice (EU)</text:p>
          </table:table-cell>
          <table:table-cell table:style-name="Tableau4.C1" office:value-type="string">
            <text:p text:style-name="P26">Responsable <text:span text:style-name="T26">E</text:span>ntreprise <text:span text:style-name="T26">E</text:span>xtérieure <text:span text:style-name="T26">(EE)</text:span></text:p>
          </table:table-cell>
        </table:table-row>
        <table:table-row>
          <table:table-cell table:style-name="Tableau4.A2" office:value-type="string">
            <text:p text:style-name="P24">Nom </text:p>
          </table:table-cell>
          <table:table-cell table:style-name="Tableau4.A2" office:value-type="string">
            <text:p text:style-name="P27">{maitre_oeuvre_lname}</text:p>
          </table:table-cell>
          <table:table-cell table:style-name="Tableau4.C2" office:value-type="string">
            <text:p text:style-name="P27">{intervenant_exterieur_lname}</text:p>
          </table:table-cell>
        </table:table-row>
        <table:table-row>
          <table:table-cell table:style-name="Tableau4.A2" office:value-type="string">
            <text:p text:style-name="P24">Prénom</text:p>
          </table:table-cell>
          <table:table-cell table:style-name="Tableau4.A2" office:value-type="string">
            <text:p text:style-name="P27">{maitre_oeuvre_fname}</text:p>
          </table:table-cell>
          <table:table-cell table:style-name="Tableau4.C2" office:value-type="string">
            <text:p text:style-name="P27">{intervenant_exterieur_fname}</text:p>
          </table:table-cell>
        </table:table-row>
        <table:table-row>
          <table:table-cell table:style-name="Tableau4.A2" office:value-type="string">
            <text:p text:style-name="P28">Email</text:p>
          </table:table-cell>
          <table:table-cell table:style-name="Tableau4.A2" office:value-type="string">
            <text:p text:style-name="P29">{maitre_oeuvre_email}</text:p>
          </table:table-cell>
          <table:table-cell table:style-name="Tableau4.C2" office:value-type="string">
            <text:p text:style-name="P29">{intervenant_exterieur_email}</text:p>
          </table:table-cell>
        </table:table-row>
        <table:table-row>
          <table:table-cell table:style-name="Tableau4.A2" office:value-type="string">
            <text:p text:style-name="P24">Portable</text:p>
          </table:table-cell>
          <table:table-cell table:style-name="Tableau4.A2" office:value-type="string">
            <text:p text:style-name="P27">{maitre_oeuvre_phone}</text:p>
          </table:table-cell>
          <table:table-cell table:style-name="Tableau4.C2" office:value-type="string">
            <text:p text:style-name="P2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5"><text:span text:style-name="T5">Date et </text:span>Signature</text:p>
            <text:p text:style-name="P30"/>
          </table:table-cell>
          <table:table-cell table:style-name="Tableau4.A2" office:value-type="string">
            <text:p text:style-name="P27">Le {maitre_oeuvre_signature_date}, </text:p>
            <text:p text:style-name="P31">{maitre_oeuvre_signature}</text:p>
          </table:table-cell>
          <table:table-cell table:style-name="Tableau4.C2" office:value-type="string">
            <text:p text:style-name="P27">Le {intervenant_exterieur_signature_date},</text:p>
            <text:p text:style-name="P32">{intervenant_exterieur_signature}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f7bea7" style:font-weight-asian="normal" style:font-weight-complex="normal"/>
    </style:style>
    <style:style style:name="MT5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3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<text:s/><text:tab/>Version <text:span text:style-name="MT2">1.1.3-</text:span><text:span text:style-name="MT3">20</text:span><text:span text:style-name="MT4">200727</text:span><text:span text:style-name="MT5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06-02T15:42:26.502555257</dc:date>
    <meta:editing-duration>PT15H7S</meta:editing-duration>
    <meta:editing-cycles>233</meta:editing-cycles>
    <meta:generator>LibreOffice/6.2.5.2$MacOSX_X86_64 LibreOffice_project/1ec314fa52f458adc18c4f025c545a4e8b22c159</meta:generator>
    <meta:document-statistic meta:table-count="6" meta:image-count="1" meta:object-count="0" meta:page-count="4" meta:paragraph-count="99" meta:word-count="300" meta:character-count="2638" meta:non-whitespace-character-count="2427"/>
  </office:meta>
</office:document-meta>
</file>